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0A0000000A9B32CE15F5A7E99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ela1" style:family="table">
      <style:table-properties style:width="1.508cm" table:align="left"/>
    </style:style>
    <style:style style:name="Tabela1.A" style:family="table-column">
      <style:table-column-properties style:column-width="1.236cm"/>
    </style:style>
    <style:style style:name="Tabela1.B" style:family="table-column">
      <style:table-column-properties style:column-width="0.272cm"/>
    </style:style>
    <style:style style:name="Tabela1.A1" style:family="table-cell">
      <style:table-cell-properties style:vertical-align="middle" fo:padding="0.049cm" fo:border="none"/>
    </style:style>
    <style:style style:name="Tabela2" style:family="table">
      <style:table-properties style:width="17cm" table:align="left"/>
    </style:style>
    <style:style style:name="Tabela2.A" style:family="table-column">
      <style:table-column-properties style:column-width="17cm"/>
    </style:style>
    <style:style style:name="Tabela2.A1" style:family="table-cell">
      <style:table-cell-properties style:vertical-align="middle" fo:padding="0.049cm" fo:border="none"/>
    </style:style>
    <style:style style:name="Tabela3" style:family="table">
      <style:table-properties style:width="12.51cm" table:align="left"/>
    </style:style>
    <style:style style:name="Tabela3.A" style:family="table-column">
      <style:table-column-properties style:column-width="12.51cm"/>
    </style:style>
    <style:style style:name="Tabela3.A1" style:family="table-cell">
      <style:table-cell-properties style:vertical-align="middle" fo:padding="0.049cm" fo:border="none"/>
    </style:style>
    <style:style style:name="Tabela4" style:family="table">
      <style:table-properties style:width="14.674cm" table:align="left"/>
    </style:style>
    <style:style style:name="Tabela4.A" style:family="table-column">
      <style:table-column-properties style:column-width="14.674cm"/>
    </style:style>
    <style:style style:name="Tabela4.A1" style:family="table-cell">
      <style:table-cell-properties style:vertical-align="middle" fo:padding="0.049cm" fo:border="none"/>
    </style:style>
    <style:style style:name="Tabela3" style:family="table">
      <style:table-properties style:width="12.51cm" table:align="left"/>
    </style:style>
    <style:style style:name="Tabela3.A" style:family="table-column">
      <style:table-column-properties style:column-width="12.51cm"/>
    </style:style>
    <style:style style:name="Tabela3.A1" style:family="table-cell">
      <style:table-cell-properties style:vertical-align="middle" fo:padding="0.049cm" fo:border="none"/>
    </style:style>
    <style:style style:name="Tabela4" style:family="table">
      <style:table-properties style:width="14.674cm" table:align="left"/>
    </style:style>
    <style:style style:name="Tabela4.A" style:family="table-column">
      <style:table-column-properties style:column-width="14.674cm"/>
    </style:style>
    <style:style style:name="Tabela4.A1" style:family="table-cell">
      <style:table-cell-properties style:vertical-align="middle" fo:padding="0.049cm" fo:border="none"/>
    </style:style>
    <style:style style:name="Tabela5" style:family="table">
      <style:table-properties style:width="17cm" table:align="left"/>
    </style:style>
    <style:style style:name="Tabela5.A" style:family="table-column">
      <style:table-column-properties style:column-width="3.485cm"/>
    </style:style>
    <style:style style:name="Tabela5.B" style:family="table-column">
      <style:table-column-properties style:column-width="13.515cm"/>
    </style:style>
    <style:style style:name="Tabela5.A1" style:family="table-cell">
      <style:table-cell-properties style:vertical-align="middle" fo:padding="0.049cm" fo:border="none"/>
    </style:style>
    <style:style style:name="P1" style:family="paragraph" style:parent-style-name="Heading_20_2">
      <style:paragraph-properties style:writing-mode="lr-tb"/>
      <style:text-properties fo:language="en" fo:country="US"/>
    </style:style>
    <style:style style:name="P2" style:family="paragraph" style:parent-style-name="Table_20_Contents">
      <style:text-properties fo:font-size="2pt" style:font-size-asian="2pt" style:font-size-complex="2pt"/>
    </style:style>
    <style:style style:name="P3" style:family="paragraph" style:parent-style-name="Table_20_Contents">
      <style:paragraph-properties fo:margin-left="0cm" fo:margin-right="0cm" fo:margin-top="0cm" fo:margin-bottom="0cm" style:contextual-spacing="false" fo:text-indent="0cm" style:auto-text-indent="false"/>
    </style:style>
    <style:style style:name="P4" style:family="paragraph" style:parent-style-name="Text_20_body">
      <style:paragraph-properties fo:margin-top="0cm" fo:margin-bottom="0cm" style:contextual-spacing="false" fo:text-align="center" style:justify-single-word="false"/>
    </style:style>
    <style:style style:name="P5" style:family="paragraph" style:parent-style-name="Text_20_body" style:list-style-name="L1"/>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style style:name="P10" style:family="paragraph" style:parent-style-name="Text_20_body" style:list-style-name="L3">
      <style:paragraph-properties fo:margin-top="0cm" fo:margin-bottom="0cm" style:contextual-spacing="false"/>
    </style:style>
    <style:style style:name="P11" style:family="paragraph" style:parent-style-name="Text_20_body" style:list-style-name="L4"/>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list-style-name="L7">
      <style:paragraph-properties fo:margin-top="0cm" fo:margin-bottom="0cm" style:contextual-spacing="false"/>
    </style:style>
    <style:style style:name="P14" style:family="paragraph" style:parent-style-name="Text_20_body" style:list-style-name="L9">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5">
      <style:paragraph-properties fo:margin-top="0cm" fo:margin-bottom="0cm" style:contextual-spacing="false"/>
    </style:style>
    <style:style style:name="P18" style:family="paragraph" style:parent-style-name="Text_20_body" style:list-style-name="L17">
      <style:paragraph-properties fo:margin-top="0cm" fo:margin-bottom="0cm" style:contextual-spacing="false"/>
    </style:style>
    <style:style style:name="P19" style:family="paragraph" style:parent-style-name="Text_20_body" style:list-style-name="L19">
      <style:paragraph-properties fo:margin-top="0cm" fo:margin-bottom="0cm" style:contextual-spacing="false"/>
    </style:style>
    <style:style style:name="P20" style:family="paragraph" style:parent-style-name="Text_20_body" style:list-style-name="L21">
      <style:paragraph-properties fo:margin-top="0cm" fo:margin-bottom="0cm" style:contextual-spacing="false"/>
    </style:style>
    <style:style style:name="P21" style:family="paragraph" style:parent-style-name="Text_20_body" style:list-style-name="L23">
      <style:paragraph-properties fo:margin-top="0cm" fo:margin-bottom="0cm" style:contextual-spacing="false"/>
    </style:style>
    <style:style style:name="P22" style:family="paragraph" style:parent-style-name="Text_20_body" style:list-style-name="L25">
      <style:paragraph-properties fo:margin-top="0cm" fo:margin-bottom="0cm" style:contextual-spacing="false"/>
    </style:style>
    <style:style style:name="P23" style:family="paragraph" style:parent-style-name="Text_20_body" style:list-style-name="L27">
      <style:paragraph-properties fo:margin-top="0cm" fo:margin-bottom="0cm" style:contextual-spacing="false"/>
    </style:style>
    <style:style style:name="P24" style:family="paragraph" style:parent-style-name="Text_20_body" style:list-style-name="L29">
      <style:paragraph-properties fo:margin-top="0cm" fo:margin-bottom="0cm" style:contextual-spacing="false"/>
    </style:style>
    <style:style style:name="P25" style:family="paragraph" style:parent-style-name="Text_20_body" style:list-style-name="L31">
      <style:paragraph-properties fo:margin-top="0cm" fo:margin-bottom="0cm" style:contextual-spacing="false"/>
    </style:style>
    <style:style style:name="P26" style:family="paragraph" style:parent-style-name="Text_20_body" style:list-style-name="L33">
      <style:paragraph-properties fo:margin-top="0cm" fo:margin-bottom="0cm" style:contextual-spacing="false"/>
    </style:style>
    <style:style style:name="P27" style:family="paragraph" style:parent-style-name="Text_20_body" style:list-style-name="L35">
      <style:paragraph-properties fo:margin-top="0cm" fo:margin-bottom="0cm" style:contextual-spacing="false"/>
    </style:style>
    <style:style style:name="P28" style:family="paragraph" style:parent-style-name="Text_20_body" style:list-style-name="L37">
      <style:paragraph-properties fo:margin-top="0cm" fo:margin-bottom="0cm" style:contextual-spacing="false"/>
    </style:style>
    <style:style style:name="P29" style:family="paragraph" style:parent-style-name="Text_20_body" style:list-style-name="L39">
      <style:paragraph-properties fo:margin-top="0cm" fo:margin-bottom="0cm" style:contextual-spacing="false"/>
    </style:style>
    <style:style style:name="P30" style:family="paragraph" style:parent-style-name="Text_20_body" style:list-style-name="L41">
      <style:paragraph-properties fo:margin-top="0cm" fo:margin-bottom="0cm" style:contextual-spacing="false"/>
    </style:style>
    <style:style style:name="P31" style:family="paragraph" style:parent-style-name="Text_20_body" style:list-style-name="L43">
      <style:paragraph-properties fo:margin-top="0cm" fo:margin-bottom="0cm" style:contextual-spacing="false"/>
    </style:style>
    <style:style style:name="P32" style:family="paragraph" style:parent-style-name="Text_20_body" style:list-style-name="L45">
      <style:paragraph-properties fo:margin-top="0cm" fo:margin-bottom="0cm" style:contextual-spacing="false"/>
    </style:style>
    <style:style style:name="P33" style:family="paragraph" style:parent-style-name="Text_20_body" style:list-style-name="L47">
      <style:paragraph-properties fo:margin-top="0cm" fo:margin-bottom="0cm" style:contextual-spacing="false"/>
    </style:style>
    <style:style style:name="P34" style:family="paragraph" style:parent-style-name="Text_20_body" style:list-style-name="L49">
      <style:paragraph-properties fo:margin-top="0cm" fo:margin-bottom="0cm" style:contextual-spacing="false"/>
    </style:style>
    <style:style style:name="P35" style:family="paragraph" style:parent-style-name="Text_20_body" style:list-style-name="L51">
      <style:paragraph-properties fo:margin-top="0cm" fo:margin-bottom="0cm" style:contextual-spacing="false"/>
    </style:style>
    <style:style style:name="P36" style:family="paragraph" style:parent-style-name="Text_20_body" style:list-style-name="L53">
      <style:paragraph-properties fo:margin-top="0cm" fo:margin-bottom="0cm" style:contextual-spacing="false"/>
    </style:style>
    <style:style style:name="P37" style:family="paragraph" style:parent-style-name="Text_20_body" style:list-style-name="L55">
      <style:paragraph-properties fo:margin-top="0cm" fo:margin-bottom="0cm" style:contextual-spacing="false"/>
    </style:style>
    <style:style style:name="P38" style:family="paragraph" style:parent-style-name="Text_20_body" style:list-style-name="L57"/>
    <style:style style:name="P39" style:family="paragraph" style:parent-style-name="Text_20_body" style:list-style-name="L58"/>
    <style:style style:name="P40" style:family="paragraph" style:parent-style-name="Text_20_body" style:list-style-name="L58">
      <style:paragraph-properties fo:margin-top="0cm" fo:margin-bottom="0cm" style:contextual-spacing="false"/>
    </style:style>
    <style:style style:name="T1" style:family="text">
      <style:text-properties fo:font-weight="bold"/>
    </style:style>
    <style:style style:name="T2" style:family="text">
      <style:text-properties fo:font-style="italic"/>
    </style:style>
    <style:style style:name="T3" style:family="text">
      <style:text-properties fo:font-size="10pt" fo:font-style="italic"/>
    </style:style>
    <style:style style:name="T4" style:family="text"/>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firstHeading"/>GDevelop</text:h>
      <text:section text:style-name="Sect1" text:name="bodyContent">
        <text:p text:style-name="Text_20_body"/>
        <text:section text:style-name="Sect1" text:name="siteSub">
          <text:p text:style-name="Text_20_body">From Wikipedia, the free encyclopedia</text:p>
        </text:section>
        <text:p text:style-name="Text_20_body"><text:a xlink:type="simple" xlink:href="https://en.wikipedia.org/wiki/GDevelop#mw-head" text:style-name="Internet_20_link" text:visited-style-name="Visited_20_Internet_20_Link">Jump to navigation</text:a> <text:a xlink:type="simple" xlink:href="https://en.wikipedia.org/wiki/GDevelop#searchInput" text:style-name="Internet_20_link" text:visited-style-name="Visited_20_Internet_20_Link">Jump to search</text:a> </text:p>
        <text:section text:style-name="Sect2" text:name="mw-content-text">
          <table:table table:name="Tabela1" table:style-name="Tabela1">
            <table:table-column table:style-name="Tabela1.A"/>
            <table:table-column table:style-name="Tabela1.B"/>
            <table:table-row>
              <table:table-cell table:style-name="Tabela1.A1" office:value-type="string">
                <text:p text:style-name="Table_20_Contents"/>
              </table:table-cell>
              <table:table-cell table:style-name="Tabela1.A1" office:value-type="string">
                <text:p text:style-name="P2"/>
              </table:table-cell>
            </table:table-row>
          </table:table>
          <text:p text:style-name="Text_20_body"/>
        </text:section>
      </text:section>
      <table:table table:name="Tabela2" table:style-name="Tabela2">
        <table:table-column table:style-name="Tabela2.A"/>
        <table:table-row>
          <table:table-cell table:style-name="Tabela2.A1" office:value-type="string">
            <text:p text:style-name="Table_20_Contents"><text:span text:style-name="T1">This article has multiple issues.</text:span> Please help <text:a xlink:type="simple" xlink:href="https://en.wikipedia.org/w/index.php?title=GDevelop&amp;action=edit" text:style-name="Internet_20_link" text:visited-style-name="Visited_20_Internet_20_Link"><text:span text:style-name="T1">improve it</text:span></text:a> or discuss these issues on the <text:a xlink:type="simple" xlink:href="https://en.wikipedia.org/wiki/Talk:GDevelop" text:style-name="Internet_20_link" text:visited-style-name="Visited_20_Internet_20_Link"><text:span text:style-name="T1">talk page</text:span></text:a>. <text:span text:style-name="T3">(</text:span><text:a xlink:type="simple" xlink:href="https://en.wikipedia.org/wiki/Help:Maintenance_template_removal" text:style-name="Internet_20_link" text:visited-style-name="Visited_20_Internet_20_Link"><text:span text:style-name="T3">Learn how and when to remove these template messages</text:span></text:a><text:span text:style-name="T3">)</text:span> </text:p>
            <table:table table:name="Tabela3" table:style-name="Tabela3">
              <table:table-column table:style-name="Tabela3.A"/>
              <table:table-row>
                <table:table-cell table:style-name="Tabela3.A1" office:value-type="string">
                  <text:p text:style-name="Table_20_Contents">This article <text:span text:style-name="T1">needs additional citations for </text:span><text:a xlink:type="simple" xlink:href="https://en.wikipedia.org/wiki/Wikipedia:Verifiability" text:style-name="Internet_20_link" text:visited-style-name="Visited_20_Internet_20_Link"><text:span text:style-name="T1">verification</text:span></text:a>. <text:span text:style-name="T2">(October 2020)</text:span></text:p>
                </table:table-cell>
              </table:table-row>
            </table:table>
            <table:table table:name="Tabela4" table:style-name="Tabela4">
              <table:table-column table:style-name="Tabela4.A"/>
              <table:table-row>
                <table:table-cell table:style-name="Tabela4.A1" office:value-type="string">
                  <text:p text:style-name="Table_20_Contents">This article <text:span text:style-name="T1">contains content that is written like </text:span><text:a xlink:type="simple" xlink:href="https://en.wikipedia.org/wiki/Wikipedia:What_Wikipedia_is_not#Wikipedia_is_not_a_soapbox_or_means_of_promotion" text:style-name="Internet_20_link" text:visited-style-name="Visited_20_Internet_20_Link"><text:span text:style-name="T1">an advertisement</text:span></text:a>. <text:span text:style-name="T2">(October 2020)</text:span></text:p>
                </table:table-cell>
              </table:table-row>
            </table:table>
            <text:p text:style-name="P2"/>
          </table:table-cell>
        </table:table-row>
      </table:table>
      <text:p text:style-name="P4">GDevelop</text:p>
      <table:table table:name="Tabela5" table:style-name="Tabela5">
        <table:table-column table:style-name="Tabela5.A"/>
        <table:table-column table:style-name="Tabela5.B"/>
        <table:table-row>
          <table:table-cell table:style-name="Tabela5.A1" table:number-columns-spanned="2" office:value-type="string">
            <text:p text:style-name="Table_20_Contents"/>
          </table:table-cell>
          <table:covered-table-cell/>
        </table:table-row>
        <table:table-row>
          <table:table-cell table:style-name="Tabela5.A1" table:number-columns-spanned="2" office:value-type="string">
            <text:p text:style-name="Table_20_Contents"/>
            <text:p text:style-name="Table_20_Contents">Events Editor</text:p>
          </table:table-cell>
          <table:covered-table-cell/>
        </table:table-row>
        <table:table-row>
          <table:table-cell table:style-name="Tabela5.A1" office:value-type="string">
            <text:p text:style-name="Table_20_Heading"><text:a xlink:type="simple" xlink:href="https://en.wikipedia.org/wiki/Programmer" text:style-name="Internet_20_link" text:visited-style-name="Visited_20_Internet_20_Link">Original author(s)</text:a></text:p>
          </table:table-cell>
          <table:table-cell table:style-name="Tabela5.A1" office:value-type="string">
            <text:p text:style-name="Table_20_Contents">Florian Rival (4ian)</text:p>
          </table:table-cell>
        </table:table-row>
        <table:table-row>
          <table:table-cell table:style-name="Tabela5.A1" office:value-type="string">
            <text:p text:style-name="Table_20_Heading"><text:a xlink:type="simple" xlink:href="https://en.wikipedia.org/wiki/Programmer" text:style-name="Internet_20_link" text:visited-style-name="Visited_20_Internet_20_Link">Developer(s)</text:a></text:p>
          </table:table-cell>
          <table:table-cell table:style-name="Tabela5.A1" office:value-type="string">
            <text:p text:style-name="Table_20_Contents">Florian Rival (4ian), Victor Levasseur, Aurélien Vivet (Bouh), Arthur Pacaud (arthuro555), Franco Maciel (Lizard-13), Todor Imreorov (blurymind)<text:bookmark text:name="cite_ref-1"/><text:a xlink:type="simple" xlink:href="https://en.wikipedia.org/wiki/GDevelop#cite_note-1" text:style-name="Internet_20_link" text:visited-style-name="Visited_20_Internet_20_Link">[1]</text:a></text:p>
          </table:table-cell>
        </table:table-row>
        <table:table-row>
          <table:table-cell table:style-name="Tabela5.A1" office:value-type="string">
            <text:p text:style-name="Table_20_Heading">Initial release</text:p>
          </table:table-cell>
          <table:table-cell table:style-name="Tabela5.A1" office:value-type="string">
            <text:p text:style-name="Table_20_Contents">August 11, 2008; 14 years ago</text:p>
          </table:table-cell>
        </table:table-row>
        <table:table-row>
          <table:table-cell table:style-name="Tabela5.A1" office:value-type="string">
            <text:p text:style-name="Table_20_Heading"><text:a xlink:type="simple" xlink:href="https://en.wikipedia.org/wiki/Software_release_life_cycle" text:style-name="Internet_20_link" text:visited-style-name="Visited_20_Internet_20_Link">Stable release</text:a></text:p>
          </table:table-cell>
          <table:table-cell table:style-name="Tabela5.A1" office:value-type="string">
            <text:p text:style-name="P3">5.1.149<text:bookmark text:name="cite_ref-wikidata-d7700581516f804f3390852e80692cf17600ef69-v3_2-0"/><text:a xlink:type="simple" xlink:href="https://en.wikipedia.org/wiki/GDevelop#cite_note-wikidata-d7700581516f804f3390852e80692cf17600ef69-v3-2" text:style-name="Internet_20_link" text:visited-style-name="Visited_20_Internet_20_Link">[2]</text:a> <draw:a xlink:type="simple" xlink:href="https://www.wikidata.org/wiki/Q3094963?uselang=en#P348"><draw:frame draw:style-name="fr1" draw:name="Figura4" text:anchor-type="as-char" svg:width="0.318cm" svg:height="0.318cm" draw:z-index="0"><draw:image xlink:href="Pictures/100000010000000A0000000A9B32CE15F5A7E99A.png" xlink:type="simple" xlink:show="embed" xlink:actuate="onLoad" draw:mime-type="image/png"/><svg:title>Edit this on Wikidata</svg:title></draw:frame></draw:a> / 28 October 2022; 33 days ago</text:p>
          </table:table-cell>
        </table:table-row>
        <table:table-row>
          <table:table-cell table:style-name="Tabela5.A1" office:value-type="string">
            <text:p text:style-name="Table_20_Heading"><text:a xlink:type="simple" xlink:href="https://en.wikipedia.org/wiki/Software_release_life_cycle#Beta" text:style-name="Internet_20_link" text:visited-style-name="Visited_20_Internet_20_Link">Preview release</text:a></text:p>
          </table:table-cell>
          <table:table-cell table:style-name="Tabela5.A1" office:value-type="string">
            <text:p text:style-name="P3">5.0.0 beta112 / July 15, 2021; 16 months ago.<text:bookmark text:name="cite_ref-3"/><text:a xlink:type="simple" xlink:href="https://en.wikipedia.org/wiki/GDevelop#cite_note-3" text:style-name="Internet_20_link" text:visited-style-name="Visited_20_Internet_20_Link">[3]</text:a></text:p>
          </table:table-cell>
        </table:table-row>
        <table:table-row>
          <table:table-cell table:style-name="Tabela5.A1" office:value-type="string">
            <text:p text:style-name="Table_20_Heading"><text:a xlink:type="simple" xlink:href="https://en.wikipedia.org/wiki/Repository_(version_control)" text:style-name="Internet_20_link" text:visited-style-name="Visited_20_Internet_20_Link">Repository</text:a></text:p>
          </table:table-cell>
          <table:table-cell table:style-name="Tabela5.A1" office:value-type="string">
            <text:p text:style-name="Table_20_Contents"><text:a xlink:type="simple" xlink:href="https://github.com/4ian/GDevelop" text:style-name="Internet_20_link" text:visited-style-name="Visited_20_Internet_20_Link">https://github.com/4ian/GDevelop</text:a></text:p>
          </table:table-cell>
        </table:table-row>
        <table:table-row>
          <table:table-cell table:style-name="Tabela5.A1" office:value-type="string">
            <text:p text:style-name="Table_20_Heading">Written in</text:p>
          </table:table-cell>
          <table:table-cell table:style-name="Tabela5.A1" office:value-type="string">
            <text:p text:style-name="Table_20_Contents"><text:a xlink:type="simple" xlink:href="https://en.wikipedia.org/wiki/C%2B%2B" text:style-name="Internet_20_link" text:visited-style-name="Visited_20_Internet_20_Link">C++</text:a>, <text:a xlink:type="simple" xlink:href="https://en.wikipedia.org/wiki/JavaScript" text:style-name="Internet_20_link" text:visited-style-name="Visited_20_Internet_20_Link">JavaScript</text:a></text:p>
          </table:table-cell>
        </table:table-row>
        <table:table-row>
          <table:table-cell table:style-name="Tabela5.A1" office:value-type="string">
            <text:p text:style-name="Table_20_Heading"><text:a xlink:type="simple" xlink:href="https://en.wikipedia.org/wiki/Operating_system" text:style-name="Internet_20_link" text:visited-style-name="Visited_20_Internet_20_Link">Operating system</text:a></text:p>
          </table:table-cell>
          <table:table-cell table:style-name="Tabela5.A1" office:value-type="string">
            <text:p text:style-name="Table_20_Contents"><text:a xlink:type="simple" xlink:href="https://en.wikipedia.org/wiki/Microsoft_Windows" text:style-name="Internet_20_link" text:visited-style-name="Visited_20_Internet_20_Link">Windows</text:a>, <text:a xlink:type="simple" xlink:href="https://en.wikipedia.org/wiki/Linux" text:style-name="Internet_20_link" text:visited-style-name="Visited_20_Internet_20_Link">Linux</text:a>, <text:a xlink:type="simple" xlink:href="https://en.wikipedia.org/wiki/MacOS" text:style-name="Internet_20_link" text:visited-style-name="Visited_20_Internet_20_Link">macOS</text:a>, <text:a xlink:type="simple" xlink:href="https://en.wikipedia.org/wiki/Web_browser" text:style-name="Internet_20_link" text:visited-style-name="Visited_20_Internet_20_Link">Web browser</text:a></text:p>
          </table:table-cell>
        </table:table-row>
        <table:table-row>
          <table:table-cell table:style-name="Tabela5.A1" office:value-type="string">
            <text:p text:style-name="Table_20_Heading"><text:a xlink:type="simple" xlink:href="https://en.wikipedia.org/wiki/Computing_platform" text:style-name="Internet_20_link" text:visited-style-name="Visited_20_Internet_20_Link">Platform</text:a></text:p>
          </table:table-cell>
          <table:table-cell table:style-name="Tabela5.A1" office:value-type="string">
            <text:p text:style-name="Table_20_Contents"><text:a xlink:type="simple" xlink:href="https://en.wikipedia.org/wiki/Linux" text:style-name="Internet_20_link" text:visited-style-name="Visited_20_Internet_20_Link">Linux</text:a>, <text:a xlink:type="simple" xlink:href="https://en.wikipedia.org/wiki/MacOS" text:style-name="Internet_20_link" text:visited-style-name="Visited_20_Internet_20_Link">macOS</text:a>, <text:a xlink:type="simple" xlink:href="https://en.wikipedia.org/wiki/Microsoft_Windows" text:style-name="Internet_20_link" text:visited-style-name="Visited_20_Internet_20_Link">Windows</text:a>, <text:a xlink:type="simple" xlink:href="https://en.wikipedia.org/wiki/IOS" text:style-name="Internet_20_link" text:visited-style-name="Visited_20_Internet_20_Link">iOS</text:a>, <text:a xlink:type="simple" xlink:href="https://en.wikipedia.org/wiki/Android_(operating_system)" text:style-name="Internet_20_link" text:visited-style-name="Visited_20_Internet_20_Link">Android</text:a>, <text:a xlink:type="simple" xlink:href="https://en.wikipedia.org/wiki/HTML5" text:style-name="Internet_20_link" text:visited-style-name="Visited_20_Internet_20_Link">HTML5</text:a>, <text:a xlink:type="simple" xlink:href="https://en.wikipedia.org/wiki/Universal_Windows_Platform" text:style-name="Internet_20_link" text:visited-style-name="Visited_20_Internet_20_Link">Universal Windows Platform</text:a></text:p>
          </table:table-cell>
        </table:table-row>
        <table:table-row>
          <table:table-cell table:style-name="Tabela5.A1" office:value-type="string">
            <text:p text:style-name="Table_20_Heading">Available in</text:p>
          </table:table-cell>
          <table:table-cell table:style-name="Tabela5.A1" office:value-type="string">
            <text:p text:style-name="Table_20_Contents"><text:a xlink:type="simple" xlink:href="https://en.wikipedia.org/wiki/English_language" text:style-name="Internet_20_link" text:visited-style-name="Visited_20_Internet_20_Link">English</text:a>, Community Provided Translations <text:a xlink:type="simple" xlink:href="https://crowdin.com/project/gdevelop" text:style-name="Internet_20_link" text:visited-style-name="Visited_20_Internet_20_Link">[1]</text:a></text:p>
          </table:table-cell>
        </table:table-row>
        <table:table-row>
          <table:table-cell table:style-name="Tabela5.A1" office:value-type="string">
            <text:p text:style-name="Table_20_Heading"><text:a xlink:type="simple" xlink:href="https://en.wikipedia.org/wiki/Software_categories#Categorization_approaches" text:style-name="Internet_20_link" text:visited-style-name="Visited_20_Internet_20_Link">Type</text:a></text:p>
          </table:table-cell>
          <table:table-cell table:style-name="Tabela5.A1" office:value-type="string">
            <text:p text:style-name="Table_20_Contents"><text:a xlink:type="simple" xlink:href="https://en.wikipedia.org/wiki/Game_creation_system" text:style-name="Internet_20_link" text:visited-style-name="Visited_20_Internet_20_Link">Game creation system</text:a><text:line-break/><text:a xlink:type="simple" xlink:href="https://en.wikipedia.org/wiki/Game_engine" text:style-name="Internet_20_link" text:visited-style-name="Visited_20_Internet_20_Link">Game engine</text:a><text:line-break/><text:a xlink:type="simple" xlink:href="https://en.wikipedia.org/wiki/Game_integrated_development_environment" text:style-name="Internet_20_link" text:visited-style-name="Visited_20_Internet_20_Link">Game integrated development environment</text:a></text:p>
          </table:table-cell>
        </table:table-row>
        <table:table-row>
          <table:table-cell table:style-name="Tabela5.A1" office:value-type="string">
            <text:p text:style-name="Table_20_Heading"><text:a xlink:type="simple" xlink:href="https://en.wikipedia.org/wiki/Software_license" text:style-name="Internet_20_link" text:visited-style-name="Visited_20_Internet_20_Link">License</text:a></text:p>
          </table:table-cell>
          <table:table-cell table:style-name="Tabela5.A1" office:value-type="string">
            <text:p text:style-name="Table_20_Contents"><text:a xlink:type="simple" xlink:href="https://en.wikipedia.org/wiki/MIT_License" text:style-name="Internet_20_link" text:visited-style-name="Visited_20_Internet_20_Link">MIT License</text:a></text:p>
          </table:table-cell>
        </table:table-row>
        <table:table-row>
          <table:table-cell table:style-name="Tabela5.A1" office:value-type="string">
            <text:p text:style-name="Table_20_Heading">Website</text:p>
          </table:table-cell>
          <table:table-cell table:style-name="Tabela5.A1" office:value-type="string">
            <text:p text:style-name="Table_20_Contents"><text:a xlink:type="simple" xlink:href="https://gdevelop.io/" text:style-name="Internet_20_link" text:visited-style-name="Visited_20_Internet_20_Link">gdevelop</text:a></text:p>
          </table:table-cell>
        </table:table-row>
      </table:table>
      <text:p text:style-name="Text_20_body"><text:span text:style-name="T1">GDevelop</text:span> is a 2D <text:a xlink:type="simple" xlink:href="https://en.wikipedia.org/wiki/Cross-platform" text:style-name="Internet_20_link" text:visited-style-name="Visited_20_Internet_20_Link">cross-platform</text:a>, <text:a xlink:type="simple" xlink:href="https://en.wikipedia.org/wiki/Free_and_open-source_software" text:style-name="Internet_20_link" text:visited-style-name="Visited_20_Internet_20_Link">free and open-source</text:a> <text:a xlink:type="simple" xlink:href="https://en.wikipedia.org/wiki/Game_engine" text:style-name="Internet_20_link" text:visited-style-name="Visited_20_Internet_20_Link">game engine</text:a>, which mainly focuses on creating PC and Mobile games, as well as <text:a xlink:type="simple" xlink:href="https://en.wikipedia.org/wiki/HTML5" text:style-name="Internet_20_link" text:visited-style-name="Visited_20_Internet_20_Link">HTML5</text:a> games playable in the browser.<text:bookmark text:name="cite_ref-4"/><text:a xlink:type="simple" xlink:href="https://en.wikipedia.org/wiki/GDevelop#cite_note-4" text:style-name="Internet_20_link" text:visited-style-name="Visited_20_Internet_20_Link">[4]</text:a><text:bookmark text:name="cite_ref-5"/><text:a xlink:type="simple" xlink:href="https://en.wikipedia.org/wiki/GDevelop#cite_note-5" text:style-name="Internet_20_link" text:visited-style-name="Visited_20_Internet_20_Link">[5]</text:a><text:bookmark text:name="cite_ref-:0_6-0"/><text:a xlink:type="simple" xlink:href="https://en.wikipedia.org/wiki/GDevelop#cite_note-:0-6" text:style-name="Internet_20_link" text:visited-style-name="Visited_20_Internet_20_Link">[6]</text:a> Created by Florian Rival; a software engineer at <text:a xlink:type="simple" xlink:href="https://en.wikipedia.org/wiki/Google" text:style-name="Internet_20_link" text:visited-style-name="Visited_20_Internet_20_Link">Google</text:a>,<text:bookmark text:name="cite_ref-7"/><text:a xlink:type="simple" xlink:href="https://en.wikipedia.org/wiki/GDevelop#cite_note-7" text:style-name="Internet_20_link" text:visited-style-name="Visited_20_Internet_20_Link">[7]</text:a> GDevelop is mainly aimed at non-programmers and game developers of all skillsets, employing event based <text:a xlink:type="simple" xlink:href="https://en.wikipedia.org/wiki/Visual_programming_language" text:style-name="Internet_20_link" text:visited-style-name="Visited_20_Internet_20_Link">visual programming</text:a> similar to engines like <text:a xlink:type="simple" xlink:href="https://en.wikipedia.org/wiki/Construct_(game_engine)" text:style-name="Internet_20_link" text:visited-style-name="Visited_20_Internet_20_Link">Construct</text:a>, <text:a xlink:type="simple" xlink:href="https://en.wikipedia.org/wiki/Stencyl" text:style-name="Internet_20_link" text:visited-style-name="Visited_20_Internet_20_Link">Stencyl</text:a>, and <text:a xlink:type="simple" xlink:href="https://en.wikipedia.org/wiki/Tynker" text:style-name="Internet_20_link" text:visited-style-name="Visited_20_Internet_20_Link">Tynker</text:a>.<text:bookmark text:name="cite_ref-8"/><text:a xlink:type="simple" xlink:href="https://en.wikipedia.org/wiki/GDevelop#cite_note-8" text:style-name="Internet_20_link" text:visited-style-name="Visited_20_Internet_20_Link">[8]</text:a><text:bookmark text:name="cite_ref-:1_9-0"/><text:a xlink:type="simple" xlink:href="https://en.wikipedia.org/wiki/GDevelop#cite_note-:1-9" text:style-name="Internet_20_link" text:visited-style-name="Visited_20_Internet_20_Link">[9]</text:a> </text:p>
      <text:p text:style-name="Text_20_body">As it is distributed under an open-source license, GDevelop has found use in games education, ranging from primary school to university courses.<text:bookmark text:name="cite_ref-:0_6-1"/><text:a xlink:type="simple" xlink:href="https://en.wikipedia.org/wiki/GDevelop#cite_note-:0-6" text:style-name="Internet_20_link" text:visited-style-name="Visited_20_Internet_20_Link">[6]</text:a><text:bookmark text:name="cite_ref-10"/><text:a xlink:type="simple" xlink:href="https://en.wikipedia.org/wiki/GDevelop#cite_note-10" text:style-name="Internet_20_link" text:visited-style-name="Visited_20_Internet_20_Link">[10]</text:a><text:bookmark text:name="cite_ref-11"/><text:a xlink:type="simple" xlink:href="https://en.wikipedia.org/wiki/GDevelop#cite_note-11" text:style-name="Internet_20_link" text:visited-style-name="Visited_20_Internet_20_Link">[11]</text:a> It has also been used by educators and researchers to create learning and <text:a xlink:type="simple" xlink:href="https://en.wikipedia.org/wiki/Serious_game" text:style-name="Internet_20_link" text:visited-style-name="Visited_20_Internet_20_Link">serious games</text:a>.<text:bookmark text:name="cite_ref-12"/><text:a xlink:type="simple" xlink:href="https://en.wikipedia.org/wiki/GDevelop#cite_note-12" text:style-name="Internet_20_link" text:visited-style-name="Visited_20_Internet_20_Link">[12]</text:a><text:bookmark text:name="cite_ref-13"/><text:a xlink:type="simple" xlink:href="https://en.wikipedia.org/wiki/GDevelop#cite_note-13" text:style-name="Internet_20_link" text:visited-style-name="Visited_20_Internet_20_Link">[13]</text:a> </text:p>
      <text:section text:style-name="Sect1" text:name="toc">
        <text:h text:style-name="P1" text:outline-level="2"><text:bookmark text:name="mw-toc-heading"/><text:soft-page-break/>Contents</text:h>
        <text:list xml:id="list2147037997" text:style-name="L1">
          <text:list-item>
            <text:p text:style-name="P6"><text:a xlink:type="simple" xlink:href="https://en.wikipedia.org/wiki/GDevelop#Game_Creation_without_Programming_Languages" text:style-name="Internet_20_link" text:visited-style-name="Visited_20_Internet_20_Link">1 Game Creation without Programming Languages</text:a> </text:p>
            <text:list>
              <text:list-item>
                <text:p text:style-name="P6"><text:a xlink:type="simple" xlink:href="https://en.wikipedia.org/wiki/GDevelop#Event-based_logic" text:style-name="Internet_20_link" text:visited-style-name="Visited_20_Internet_20_Link">1.1 Event-based logic</text:a> </text:p>
              </text:list-item>
              <text:list-item>
                <text:p text:style-name="P6"><text:a xlink:type="simple" xlink:href="https://en.wikipedia.org/wiki/GDevelop#Behaviors" text:style-name="Internet_20_link" text:visited-style-name="Visited_20_Internet_20_Link">1.2 Behaviors</text:a> </text:p>
              </text:list-item>
              <text:list-item>
                <text:p text:style-name="P6"><text:a xlink:type="simple" xlink:href="https://en.wikipedia.org/wiki/GDevelop#Easy_content_pipeline" text:style-name="Internet_20_link" text:visited-style-name="Visited_20_Internet_20_Link">1.3 Easy content pipeline</text:a> </text:p>
              </text:list-item>
            </text:list>
          </text:list-item>
          <text:list-item>
            <text:p text:style-name="P6"><text:a xlink:type="simple" xlink:href="https://en.wikipedia.org/wiki/GDevelop#Other_Features" text:style-name="Internet_20_link" text:visited-style-name="Visited_20_Internet_20_Link">2 Other Features</text:a> </text:p>
            <text:list>
              <text:list-item>
                <text:p text:style-name="P6"><text:a xlink:type="simple" xlink:href="https://en.wikipedia.org/wiki/GDevelop#Extensions" text:style-name="Internet_20_link" text:visited-style-name="Visited_20_Internet_20_Link">2.1 Extensions</text:a> </text:p>
              </text:list-item>
              <text:list-item>
                <text:p text:style-name="P6"><text:a xlink:type="simple" xlink:href="https://en.wikipedia.org/wiki/GDevelop#Javascript_Language_Support" text:style-name="Internet_20_link" text:visited-style-name="Visited_20_Internet_20_Link">2.2 Javascript Language Support</text:a> </text:p>
              </text:list-item>
              <text:list-item>
                <text:p text:style-name="P6"><text:a xlink:type="simple" xlink:href="https://en.wikipedia.org/wiki/GDevelop#Monetization_Support" text:style-name="Internet_20_link" text:visited-style-name="Visited_20_Internet_20_Link">2.3 Monetization Support</text:a> </text:p>
              </text:list-item>
              <text:list-item>
                <text:p text:style-name="P6"><text:a xlink:type="simple" xlink:href="https://en.wikipedia.org/wiki/GDevelop#Shader_effects" text:style-name="Internet_20_link" text:visited-style-name="Visited_20_Internet_20_Link">2.4 Shader effects</text:a> </text:p>
              </text:list-item>
              <text:list-item>
                <text:p text:style-name="P6"><text:a xlink:type="simple" xlink:href="https://en.wikipedia.org/wiki/GDevelop#Built-in_Content_Editors" text:style-name="Internet_20_link" text:visited-style-name="Visited_20_Internet_20_Link">2.5 Built-in Content Editors</text:a> </text:p>
              </text:list-item>
              <text:list-item>
                <text:p text:style-name="P6"><text:a xlink:type="simple" xlink:href="https://en.wikipedia.org/wiki/GDevelop#One-Click_Export" text:style-name="Internet_20_link" text:visited-style-name="Visited_20_Internet_20_Link">2.6 One-Click Export</text:a> </text:p>
              </text:list-item>
            </text:list>
          </text:list-item>
          <text:list-item>
            <text:p text:style-name="P6"><text:a xlink:type="simple" xlink:href="https://en.wikipedia.org/wiki/GDevelop#Supported_platforms" text:style-name="Internet_20_link" text:visited-style-name="Visited_20_Internet_20_Link">3 Supported platforms</text:a> </text:p>
          </text:list-item>
          <text:list-item>
            <text:p text:style-name="P6"><text:a xlink:type="simple" xlink:href="https://en.wikipedia.org/wiki/GDevelop#Technologies_used" text:style-name="Internet_20_link" text:visited-style-name="Visited_20_Internet_20_Link">4 Technologies used</text:a> </text:p>
            <text:list>
              <text:list-item>
                <text:p text:style-name="P6"><text:a xlink:type="simple" xlink:href="https://en.wikipedia.org/wiki/GDevelop#History" text:style-name="Internet_20_link" text:visited-style-name="Visited_20_Internet_20_Link">4.1 History</text:a> </text:p>
              </text:list-item>
            </text:list>
          </text:list-item>
          <text:list-item>
            <text:p text:style-name="P6"><text:a xlink:type="simple" xlink:href="https://en.wikipedia.org/wiki/GDevelop#References" text:style-name="Internet_20_link" text:visited-style-name="Visited_20_Internet_20_Link">5 References</text:a> </text:p>
          </text:list-item>
          <text:list-item>
            <text:p text:style-name="P5"><text:a xlink:type="simple" xlink:href="https://en.wikipedia.org/wiki/GDevelop#External_links" text:style-name="Internet_20_link" text:visited-style-name="Visited_20_Internet_20_Link">6 External links</text:a> </text:p>
          </text:list-item>
        </text:list>
      </text:section>
      <text:h text:style-name="Heading_20_2" text:outline-level="2"><text:bookmark text:name="Game_Creation_without_Programming_Languages"/>Game Creation without Programming Languages</text:h>
      <text:p text:style-name="Text_20_body">One of GDevelop's primary goals is to allow creators to make video games without using any programming languages. This is primarily done through three methods: </text:p>
      <text:h text:style-name="Heading_20_3" text:outline-level="3"><text:bookmark text:name="Event-based_logic"/>Event-based logic</text:h>
      <text:p text:style-name="Text_20_body">GDevelop's primary focus is to allow all users to create games without code or a programming language. This is accomplished via an Event system,<text:bookmark text:name="cite_ref-14"/><text:a xlink:type="simple" xlink:href="https://en.wikipedia.org/wiki/GDevelop#cite_note-14" text:style-name="Internet_20_link" text:visited-style-name="Visited_20_Internet_20_Link">[14]</text:a> which creates logic by monitoring for Conditions on when to trigger, and actions to take once the event conditions are met. The majority of events are presented in normalized language, so creators can avoid having to understand coding concepts found in many programming languages. </text:p>
      <text:h text:style-name="Heading_20_3" text:outline-level="3"><text:bookmark text:name="Behaviors"/>Behaviors</text:h>
      <text:p text:style-name="Text_20_body">Behaviors allow for advanced combinations of pre-built functions and events to add logic like physics-based movement, pathfinding, acting as a platform or platform character game, allowing to move the object with the mouse or touch, transitions, etc.<text:bookmark text:name="cite_ref-15"/><text:a xlink:type="simple" xlink:href="https://en.wikipedia.org/wiki/GDevelop#cite_note-15" text:style-name="Internet_20_link" text:visited-style-name="Visited_20_Internet_20_Link">[15]</text:a> Behaviors can be added to game objects, and the same object can have several behaviors. Behaviors can also be created using the Event system - allowing users to extend the existing set of behaviors without coding. </text:p>
      <text:h text:style-name="Heading_20_3" text:outline-level="3"><text:bookmark text:name="Easy_content_pipeline"/>Easy content pipeline</text:h>
      <text:p text:style-name="Text_20_body">All game content, such as character art, backgrounds, text, etc, can be added directly through a point and click interface in the editor. Some example content types are Sprites, Tiled Sprites, 9-Patch (Panel) Sprites, Text Objects, Text Objects with BBText support, Shape Painters, and more. Music and Sounds can be imported directly into the events that utilize them. </text:p>
      <text:h text:style-name="Heading_20_2" text:outline-level="2"><text:bookmark text:name="Other_Features"/><text:soft-page-break/>Other Features</text:h>
      <text:p text:style-name="Text_20_body">GDevelop has two separate clients, Web and Local. The web client allowing for game development directly through the browser and saving to a cloud storage solution. Both versions share the majority of their feature-set. A non-exhaustive feature-set available to both clients include: </text:p>
      <text:h text:style-name="Heading_20_3" text:outline-level="3"><text:bookmark text:name="Extensions"/>Extensions</text:h>
      <text:p text:style-name="Text_20_body">User-made extensions can be created to allow for custom events, behaviors, or functions. Existing events can be turned into extensions from within a project's event sheet. These extensions can be shared within the IDE to the entire community and can be added within a few clicks.<text:bookmark text:name="cite_ref-16"/><text:a xlink:type="simple" xlink:href="https://en.wikipedia.org/wiki/GDevelop#cite_note-16" text:style-name="Internet_20_link" text:visited-style-name="Visited_20_Internet_20_Link">[16]</text:a> Extensions can also implement new engine capabilities such as Kongregate API integrations or full masking support. Extensions can do a lot of things to help improve your game's quality. Some things extensions can do are add <text:a xlink:type="simple" xlink:href="https://en.wikipedia.org/wiki/Game_controller" text:style-name="Internet_20_link" text:visited-style-name="Visited_20_Internet_20_Link">gamepad support</text:a> and cheats like the Konami code. </text:p>
      <text:h text:style-name="Heading_20_3" text:outline-level="3"><text:bookmark text:name="Javascript_Language_Support"/>Javascript Language Support</text:h>
      <text:p text:style-name="Text_20_body">Although GDevelop's primary focus is using the event system to enable development without any programming language code, a JavaScript code block can also be used in place of any event.<text:bookmark text:name="cite_ref-:1_9-1"/><text:a xlink:type="simple" xlink:href="https://en.wikipedia.org/wiki/GDevelop#cite_note-:1-9" text:style-name="Internet_20_link" text:visited-style-name="Visited_20_Internet_20_Link">[9]</text:a> </text:p>
      <text:p text:style-name="Text_20_body">In addition to using JavaScript code blocks for game logic, this also allows advanced users to extend the capabilities of events by directly manipulating the engine. This opens up new horizons for any developer. </text:p>
      <text:h text:style-name="Heading_20_3" text:outline-level="3"><text:bookmark text:name="Monetization_Support"/>Monetization Support</text:h>
      <text:p text:style-name="Text_20_body">GDevelop supports <text:a xlink:type="simple" xlink:href="https://en.wikipedia.org/wiki/AdMob" text:style-name="Internet_20_link" text:visited-style-name="Visited_20_Internet_20_Link">AdMob</text:a>, <text:a xlink:type="simple" xlink:href="https://en.wikipedia.org/wiki/Shopify" text:style-name="Internet_20_link" text:visited-style-name="Visited_20_Internet_20_Link">Shopify</text:a>, and Facebook Ads allowing for advertising in the form of video, banner, interstitial screen and link to purchase. </text:p>
      <text:h text:style-name="Heading_20_3" text:outline-level="3"><text:bookmark text:name="Shader_effects"/>Shader effects</text:h>
      <text:p text:style-name="Text_20_body">Introduced in beta 84,<text:bookmark text:name="cite_ref-17"/><text:a xlink:type="simple" xlink:href="https://en.wikipedia.org/wiki/GDevelop#cite_note-17" text:style-name="Internet_20_link" text:visited-style-name="Visited_20_Internet_20_Link">[17]</text:a> GDevelop currently supports effects applied to each layer of a game scene. Shaders allow for advanced graphical effects such as drop shadows, reflections, scanlines, color swapping, and much more without having to create custom art for the effect. </text:p>
      <text:h text:style-name="Heading_20_3" text:outline-level="3"><text:bookmark text:name="Built-in_Content_Editors"/>Built-in Content Editors</text:h>
      <text:p text:style-name="Text_20_body">Gdevelop's IDE also has built-in editors for graphics and audio. Piskel<text:bookmark text:name="cite_ref-18"/><text:a xlink:type="simple" xlink:href="https://en.wikipedia.org/wiki/GDevelop#cite_note-18" text:style-name="Internet_20_link" text:visited-style-name="Visited_20_Internet_20_Link">[18]</text:a> is integrated for editing art, and JFXR<text:bookmark text:name="cite_ref-19"/><text:a xlink:type="simple" xlink:href="https://en.wikipedia.org/wiki/GDevelop#cite_note-19" text:style-name="Internet_20_link" text:visited-style-name="Visited_20_Internet_20_Link">[19]</text:a> is integrated for creating sound effects. </text:p>
      <text:h text:style-name="Heading_20_3" text:outline-level="3"><text:bookmark text:name="One-Click_Export"/>One-Click Export</text:h>
      <text:p text:style-name="Text_20_body">Games can be exported directly to Android, Windows, <text:a xlink:type="simple" xlink:href="https://en.wikipedia.org/wiki/Linux" text:style-name="Internet_20_link" text:visited-style-name="Visited_20_Internet_20_Link">Linux</text:a>, and Web platforms.<text:bookmark text:name="cite_ref-20"/><text:a xlink:type="simple" xlink:href="https://en.wikipedia.org/wiki/GDevelop#cite_note-20" text:style-name="Internet_20_link" text:visited-style-name="Visited_20_Internet_20_Link">[20]</text:a> It is possible to make a local export that allows for manual iOS, Android, or desktop OS compiling, as well as export to platforms like <text:a xlink:type="simple" xlink:href="https://en.wikipedia.org/wiki/Kongregate" text:style-name="Internet_20_link" text:visited-style-name="Visited_20_Internet_20_Link">Kongregate</text:a>, <text:a xlink:type="simple" xlink:href="https://en.wikipedia.org/wiki/Itch.io" text:style-name="Internet_20_link" text:visited-style-name="Visited_20_Internet_20_Link">itch.io</text:a>, <text:a xlink:type="simple" xlink:href="https://en.wikipedia.org/wiki/Google_Play" text:style-name="Internet_20_link" text:visited-style-name="Visited_20_Internet_20_Link">Google Play</text:a>, etc. </text:p>
      <text:h text:style-name="Heading_20_2" text:outline-level="2"><text:bookmark text:name="Supported_platforms"/>Supported platforms</text:h>
      <text:p text:style-name="Text_20_body">GDevelop allows users to compile games into stand-alone games, without requiring the software to run. </text:p>
      <text:p text:style-name="Text_20_body">The following platforms are supported for One-Click Export: </text:p>
      <text:list xml:id="list1961536914" text:style-name="L2">
        <text:list-item>
          <text:p text:style-name="P8"><text:soft-page-break/>Windows 7/8/10/11 </text:p>
        </text:list-item>
        <text:list-item>
          <text:p text:style-name="P8">Ubuntu (Linux) </text:p>
        </text:list-item>
        <text:list-item>
          <text:p text:style-name="P8">Android </text:p>
        </text:list-item>
        <text:list-item>
          <text:p text:style-name="P7">HTML5 (Web)</text:p>
        </text:list-item>
      </text:list>
      <text:p text:style-name="Text_20_body">Additionally, the projects can be exported locally, and manually compiled to the following platforms: </text:p>
      <text:list xml:id="list2347267077" text:style-name="L3">
        <text:list-item>
          <text:p text:style-name="P10">Windows 7/8/10/11 </text:p>
        </text:list-item>
        <text:list-item>
          <text:p text:style-name="P10">Windows Store UWP </text:p>
        </text:list-item>
        <text:list-item>
          <text:p text:style-name="P10">Linux </text:p>
        </text:list-item>
        <text:list-item>
          <text:p text:style-name="P10">Android </text:p>
        </text:list-item>
        <text:list-item>
          <text:p text:style-name="P10">iOS </text:p>
        </text:list-item>
        <text:list-item>
          <text:p text:style-name="P9">HTML5 (Web)</text:p>
        </text:list-item>
      </text:list>
      <text:h text:style-name="Heading_20_2" text:outline-level="2"><text:bookmark text:name="Technologies_used"/>Technologies used</text:h>
      <text:p text:style-name="Text_20_body">GDevelop 5 uses GDJS, the same JavaScript engine as GDevelop 4, an older and currently unsupported version. It uses Pixi.JS v5 as a renderer. The editor interface is in React and uses asm.js to manipulate projects using the C++ code inherited from GDevelop 4.<text:bookmark text:name="cite_ref-21"/><text:a xlink:type="simple" xlink:href="https://en.wikipedia.org/wiki/GDevelop#cite_note-21" text:style-name="Internet_20_link" text:visited-style-name="Visited_20_Internet_20_Link">[21]</text:a> Both the editor interface and games are packaged using Electron. </text:p>
      <text:p text:style-name="Text_20_body">GDevelop 4 uses a GDCpp, a C++ engine, as well as GDJS, a JavaScript engine. GDCpp uses SFML and GDJS uses Pixi.JS v4 as a renderer. The editor interface is written in C++ and is essentially based on the library <text:a xlink:type="simple" xlink:href="https://en.wikipedia.org/wiki/Simple_and_Fast_Multimedia_Library" text:style-name="Internet_20_link" text:visited-style-name="Visited_20_Internet_20_Link">SFML</text:a> for multimedia management and on <text:a xlink:type="simple" xlink:href="https://en.wikipedia.org/wiki/WxWidgets" text:style-name="Internet_20_link" text:visited-style-name="Visited_20_Internet_20_Link">wxWidgets</text:a> user interface. The software also uses Boost and <text:a xlink:type="simple" xlink:href="https://en.wikipedia.org/wiki/TinyXML" text:style-name="Internet_20_link" text:visited-style-name="Visited_20_Internet_20_Link">TinyXML</text:a>. The IDE and GDCpp were packaged via a standard C++ compiler. </text:p>
      <text:h text:style-name="Heading_20_3" text:outline-level="3"><text:bookmark text:name="History"/>History</text:h>
      <text:p text:style-name="Text_20_body">According to the main author of the software:</text:p>
      <text:p text:style-name="Quotations">"The idea with GDevelop is making game creation accessible to anyone, from beginners to seasoned game developers. GDevelop allows you to create the logic of your game using visual events, composed of conditions and actions. You can also build your game objects by composing pre-defined and customizable behaviours. This means that the entry barrier to learning the syntax and idioms of a programming language is removed. For people that are not developers, it’s a way to quickly get up and running with an intuitive interface. Lots of people love sandbox games. GDevelop is a sandbox - but what you can do with it is unlimited."<text:bookmark text:name="cite_ref-22"/><text:a xlink:type="simple" xlink:href="https://en.wikipedia.org/wiki/GDevelop#cite_note-22" text:style-name="Internet_20_link" text:visited-style-name="Visited_20_Internet_20_Link">[22]</text:a></text:p>
      <text:p text:style-name="Text_20_body">GDevelop's initial 1.0 release was in 2008, on a foundation that was primarily C++ and had a more native OS focus. Over the years more and more features were added such as tilemap support, a particle system, and limited network support. Leading up to 2018, discussions were had around migrating GDevelop to a more portable and platform-agnostic base, and in January 2018 GDevelop 5 (GD5) was released.<text:bookmark text:name="cite_ref-23"/><text:a xlink:type="simple" xlink:href="https://en.wikipedia.org/wiki/GDevelop#cite_note-23" text:style-name="Internet_20_link" text:visited-style-name="Visited_20_Internet_20_Link">[23]</text:a> </text:p>
      <text:p text:style-name="Text_20_body">Until GD5, the main engine was the C++ engine (GDCpp). GD5 dropped support for it in favour of the JavaScript engine (GDJS), first introduced the 1. July 2013.<text:bookmark text:name="cite_ref-24"/><text:a xlink:type="simple" xlink:href="https://en.wikipedia.org/wiki/GDevelop#cite_note-24" text:style-name="Internet_20_link" text:visited-style-name="Visited_20_Internet_20_Link">[24]</text:a> The reason of the drop was because it had issues across platforms, couldn't run in the browser or on phones due to the renderer <text:soft-page-break/>(<text:a xlink:type="simple" xlink:href="https://en.wikipedia.org/wiki/Simple_and_Fast_Multimedia_Library" text:style-name="Internet_20_link" text:visited-style-name="Visited_20_Internet_20_Link">SFML</text:a><text:bookmark text:name="cite_ref-25"/><text:a xlink:type="simple" xlink:href="https://en.wikipedia.org/wiki/GDevelop#cite_note-25" text:style-name="Internet_20_link" text:visited-style-name="Visited_20_Internet_20_Link">[25]</text:a>) it was using, and GDevelop was lacking too many contributors in general to support both a JavaScript and a C++ engine. It is planned to bring a native engine back in the long term, but not in the short term<text:bookmark text:name="cite_ref-26"/><text:a xlink:type="simple" xlink:href="https://en.wikipedia.org/wiki/GDevelop#cite_note-26" text:style-name="Internet_20_link" text:visited-style-name="Visited_20_Internet_20_Link">[26]</text:a> </text:p>
      <text:p text:style-name="Text_20_body">GD5 included a complete rework of the IDE to begin using web technologies, like <text:a xlink:type="simple" xlink:href="https://www.pixijs.com/" text:style-name="Internet_20_link" text:visited-style-name="Visited_20_Internet_20_Link">Pixi.JS</text:a> and <text:a xlink:type="simple" xlink:href="https://reactjs.org/" text:style-name="Internet_20_link" text:visited-style-name="Visited_20_Internet_20_Link">React</text:a>. Support around GD4 was shifted over to GD5 to bring focus on enhancing the future of the engine. </text:p>
      <text:p text:style-name="Text_20_body">Since GD5's launch, additional features and functionality have continually been added, such as BBText support,<text:bookmark text:name="cite_ref-:beta84_27-0"/><text:a xlink:type="simple" xlink:href="https://en.wikipedia.org/wiki/GDevelop#cite_note-:beta84-27" text:style-name="Internet_20_link" text:visited-style-name="Visited_20_Internet_20_Link">[27]</text:a> Dialogue Support via Yarnspinner, and layer-based shaders via PixiJS Shaders.<text:bookmark text:name="cite_ref-:beta84_27-1"/><text:a xlink:type="simple" xlink:href="https://en.wikipedia.org/wiki/GDevelop#cite_note-:beta84-27" text:style-name="Internet_20_link" text:visited-style-name="Visited_20_Internet_20_Link">[27]</text:a> Development and enhancement of the platform continues from 4ian and a group of repeat contributors. </text:p>
      <text:h text:style-name="Heading_20_2" text:outline-level="2"><text:bookmark text:name="References"/>References</text:h>
      <text:list xml:id="list1523881603" text:style-name="L4">
        <text:list-item>
          <text:p text:style-name="P11"><text:bookmark text:name="cite_note-1"/></text:p>
        </text:list-item>
      </text:list>
      <text:list xml:id="list4221352990" text:style-name="L5">
        <text:list-item>
          <text:p text:style-name="P12"><text:bookmark text:name="cite_note-11"/><text:a xlink:type="simple" xlink:href="https://github.com/4ian/GDevelop/graphs/contributors" text:style-name="Internet_20_link" text:visited-style-name="Visited_20_Internet_20_Link"><text:span text:style-name="Citation">"GDevelop contributors list"</text:span></text:a><text:span text:style-name="Citation">. 2021-01-11. Retrieved 2021-01-11.</text:span> </text:p>
        </text:list-item>
      </text:list>
      <text:list xml:id="list415072079" text:style-name="L7">
        <text:list-item>
          <text:p text:style-name="P13"><text:bookmark text:name="cite_note-wikidata-d7700581516f804f3390852e80692cf17600ef69-v3-2"/><text:a xlink:type="simple" xlink:href="https://github.com/4ian/GDevelop/releases/tag/v5.1.149" text:style-name="Internet_20_link" text:visited-style-name="Visited_20_Internet_20_Link"><text:span text:style-name="Citation">"Release 5.1.149"</text:span></text:a><text:span text:style-name="Citation">. 28 October 2022. Retrieved 13 November 2022.</text:span> </text:p>
        </text:list-item>
      </text:list>
      <text:list xml:id="list2531079502" text:style-name="L9">
        <text:list-item>
          <text:p text:style-name="P14"><text:bookmark text:name="cite_note-3"/><text:a xlink:type="simple" xlink:href="https://github.com/4ian/GDevelop/releases/tag/v5.0.0-beta105" text:style-name="Internet_20_link" text:visited-style-name="Visited_20_Internet_20_Link"><text:span text:style-name="Citation">"GDevelop 5.0.0-beta105"</text:span></text:a><text:span text:style-name="Citation">. 2021-02-06. Retrieved 2021-02-09.</text:span> </text:p>
        </text:list-item>
      </text:list>
      <text:list xml:id="list99266011" text:style-name="L11">
        <text:list-item>
          <text:p text:style-name="P15"><text:bookmark text:name="cite_note-4"/><text:bookmark text:name="CITEREFHattersley"/><text:span text:style-name="Citation">Hattersley, Lucy. </text:span><text:a xlink:type="simple" xlink:href="https://www.macworld.co.uk/how-to/mac/creating-games-on-your-mac-3641306/" text:style-name="Internet_20_link" text:visited-style-name="Visited_20_Internet_20_Link"><text:span text:style-name="Citation">"How to make your own games on a Mac"</text:span></text:a><text:span text:style-name="Citation">. Macworld UK. Retrieved 2020-07-22.</text:span> </text:p>
        </text:list-item>
      </text:list>
      <text:list xml:id="list3782368872" text:style-name="L13">
        <text:list-item>
          <text:p text:style-name="P16"><text:bookmark text:name="cite_note-5"/><text:a xlink:type="simple" xlink:href="https://www.gamedev.net/start-game-development/" text:style-name="Internet_20_link" text:visited-style-name="Visited_20_Internet_20_Link"><text:span text:style-name="Citation">"Get Started in Game Development - GameDev.net"</text:span></text:a><text:span text:style-name="Citation">. www.gamedev.net. Retrieved 2020-07-22.</text:span> </text:p>
        </text:list-item>
      </text:list>
      <text:list xml:id="list1482931991" text:style-name="L15">
        <text:list-item>
          <text:p text:style-name="P17"><text:bookmark text:name="cite_note-:0-6"/><text:bookmark text:name="CITEREFCorrea2015"/><text:span text:style-name="Citation">Correa, Jose David Cuartas (2015-06-27). </text:span><text:a xlink:type="simple" xlink:href="https://books.google.com/books?id=_7KJDAAAQBAJ&amp;q=%22gdevelop%22+%22game%22&amp;pg=PA4" text:style-name="Internet_20_link" text:visited-style-name="Visited_20_Internet_20_Link"><text:span text:style-name="Citation">Digitopolis II: Creation of video games GDevelop</text:span></text:a><text:span text:style-name="Citation">. Jose David Cuartas Correa. </text:span><text:a xlink:type="simple" xlink:href="https://en.wikipedia.org/wiki/ISBN_(identifier)" text:style-name="Internet_20_link" text:visited-style-name="Visited_20_Internet_20_Link"><text:span text:style-name="Citation">ISBN</text:span></text:a><text:span text:style-name="Citation"> .</text:span> </text:p>
        </text:list-item>
      </text:list>
      <text:list xml:id="list1091094601" text:style-name="L17">
        <text:list-item>
          <text:p text:style-name="P18"><text:bookmark text:name="cite_note-7"/><text:a xlink:type="simple" xlink:href="https://www.infoq.com/articles/wasm-game-editor-port/" text:style-name="Internet_20_link" text:visited-style-name="Visited_20_Internet_20_Link"><text:span text:style-name="Citation">"Porting a Desktop Game Editor to the Browser with WebAssembly"</text:span></text:a><text:span text:style-name="Citation">. InfoQ. Retrieved 2020-07-22.</text:span> </text:p>
        </text:list-item>
      </text:list>
      <text:list xml:id="list2005238549" text:style-name="L19">
        <text:list-item>
          <text:p text:style-name="P19"><text:bookmark text:name="cite_note-8"/><text:bookmark text:name="CITEREFMoore2020"/><text:span text:style-name="Citation">Moore, D. M. (2020-04-14). </text:span><text:a xlink:type="simple" xlink:href="https://www.theverge.com/2020/4/14/21219609/video-game-tools-editor-developer-make-price-free-programming" text:style-name="Internet_20_link" text:visited-style-name="Visited_20_Internet_20_Link"><text:span text:style-name="Citation">"11 tools to get you started making video games"</text:span></text:a><text:span text:style-name="Citation">. The Verge. Retrieved 2020-07-22.</text:span> </text:p>
        </text:list-item>
      </text:list>
      <text:list xml:id="list1745867710" text:style-name="L21">
        <text:list-item>
          <text:p text:style-name="P20"><text:bookmark text:name="cite_note-:1-9"/><text:bookmark text:name="CITEREFGriffey2019"/><text:span text:style-name="Citation">Griffey, Julia V. (2019-12-12). </text:span><text:a xlink:type="simple" xlink:href="https://books.google.com/books?id=LvrDDwAAQBAJ&amp;q=%22gdevelop%22+%22game%22&amp;pg=PT172" text:style-name="Internet_20_link" text:visited-style-name="Visited_20_Internet_20_Link"><text:span text:style-name="Citation">Introduction to Interactive Digital Media: Concept and Practice</text:span></text:a><text:span text:style-name="Citation">. Routledge. p. 151. </text:span><text:a xlink:type="simple" xlink:href="https://en.wikipedia.org/wiki/ISBN_(identifier)" text:style-name="Internet_20_link" text:visited-style-name="Visited_20_Internet_20_Link"><text:span text:style-name="Citation">ISBN</text:span></text:a><text:span text:style-name="Citation"> .</text:span> </text:p>
        </text:list-item>
      </text:list>
      <text:list xml:id="list3055733651" text:style-name="L23">
        <text:list-item>
          <text:p text:style-name="P21"><text:bookmark text:name="cite_note-10"/><text:bookmark text:name="CITEREFYuTomorrowskills2020"/><text:span text:style-name="Citation">Yu, Chak Tin; Tomorrowskills, Hobbypress (2020-06-10). </text:span><text:a xlink:type="simple" xlink:href="https://books.google.com/books?id=3I-VzQEACAAJ&amp;q=%22gdevelop%22+%22game%22" text:style-name="Internet_20_link" text:visited-style-name="Visited_20_Internet_20_Link"><text:span text:style-name="Citation">STEM Education Series: Write Your First 2-player Tank Game: Using GDevelop</text:span></text:a><text:span text:style-name="Citation">. Amazon Digital Services LLC - KDP Print US. </text:span><text:a xlink:type="simple" xlink:href="https://en.wikipedia.org/wiki/ISBN_(identifier)" text:style-name="Internet_20_link" text:visited-style-name="Visited_20_Internet_20_Link"><text:span text:style-name="Citation">ISBN</text:span></text:a><text:span text:style-name="Citation"> .</text:span> </text:p>
        </text:list-item>
      </text:list>
      <text:list xml:id="list1214505481" text:style-name="L25">
        <text:list-item>
          <text:p text:style-name="P22"><text:bookmark text:name="cite_note-112"/><text:bookmark text:name="cite_note-111"/><text:a xlink:type="simple" xlink:href="https://gdevelop-app.com/education/" text:style-name="Internet_20_link" text:visited-style-name="Visited_20_Internet_20_Link"><text:span text:style-name="Citation">"GDevelop for the education - Teach game creation"</text:span></text:a><text:span text:style-name="Citation">. gdevelop-app.com. Retrieved 2020-07-22.</text:span> </text:p>
        </text:list-item>
      </text:list>
      <text:list xml:id="list2302323786" text:style-name="L27">
        <text:list-item>
          <text:p text:style-name="P23"><text:bookmark text:name="cite_note-12"/><text:bookmark text:name="CITEREFKleftodimosEvangelidis2018"/><text:span text:style-name="Citation">Kleftodimos, Alexandros; Evangelidis, Georgios (2018). "Augmenting educational videos with interactive exercises and knowledge testing games". 2018 IEEE Global Engineering Education Conference (EDUCON): 872–877. </text:span><text:a xlink:type="simple" xlink:href="https://en.wikipedia.org/wiki/Doi_(identifier)" text:style-name="Internet_20_link" text:visited-style-name="Visited_20_Internet_20_Link"><text:span text:style-name="Citation">doi</text:span></text:a><text:span text:style-name="Citation">:</text:span><text:a xlink:type="simple" xlink:href="https://doi.org/10.1109%2FEDUCON.2018.8363322" text:style-name="Internet_20_link" text:visited-style-name="Visited_20_Internet_20_Link"><text:span text:style-name="Citation">10.1109/EDUCON.2018.8363322</text:span></text:a><text:span text:style-name="Citation">. </text:span><text:a xlink:type="simple" xlink:href="https://en.wikipedia.org/wiki/ISBN_(identifier)" text:style-name="Internet_20_link" text:visited-style-name="Visited_20_Internet_20_Link"><text:span text:style-name="Citation">ISBN</text:span></text:a><text:span text:style-name="Citation"> . </text:span><text:a xlink:type="simple" xlink:href="https://en.wikipedia.org/wiki/S2CID_(identifier)" text:style-name="Internet_20_link" text:visited-style-name="Visited_20_Internet_20_Link"><text:span text:style-name="Citation">S2CID</text:span></text:a><text:span text:style-name="Citation"> </text:span><text:a xlink:type="simple" xlink:href="https://api.semanticscholar.org/CorpusID:44107170" text:style-name="Internet_20_link" text:visited-style-name="Visited_20_Internet_20_Link"><text:span text:style-name="Citation">44107170</text:span></text:a><text:span text:style-name="Citation">.</text:span> </text:p>
        </text:list-item>
      </text:list>
      <text:list xml:id="list4131997863" text:style-name="L29">
        <text:list-item>
          <text:p text:style-name="P24"><text:bookmark text:name="cite_note-13"/><text:bookmark text:name="CITEREFGAM2019"/><text:span text:style-name="Citation">G, Gabriel Elías Chanchí; A, María Clara Gómez; M, Wilmar Yesid Campo (2019). </text:span><text:a xlink:type="simple" xlink:href="http://repository.udem.edu.co/handle/11407/5676" text:style-name="Internet_20_link" text:visited-style-name="Visited_20_Internet_20_Link"><text:span text:style-name="Citation">"Proposal of an educational video game for the teaching-learning of the requirements classification in software engineering [Propuesta de un videojuego educativo para la enseñanza-aprendizaje de la clasificación de requisitos en ingeniería de software]"</text:span></text:a><text:span text:style-name="Citation">. RISTI - Revista Iberica de Sistemas e Tecnologias de Informacao. </text:span><text:span text:style-name="Citation"><text:span text:style-name="T1">2019</text:span></text:span><text:span text:style-name="Citation"> (E22): 1–14.</text:span> </text:p>
        </text:list-item>
      </text:list>
      <text:list xml:id="list1953845838" text:style-name="L31">
        <text:list-item>
          <text:p text:style-name="P25"><text:bookmark text:name="cite_note-14"/><text:a xlink:type="simple" xlink:href="http://wiki.compilgames.net/doku.php/gdevelop5/events" text:style-name="Internet_20_link" text:visited-style-name="Visited_20_Internet_20_Link"><text:span text:style-name="Citation">"Events [GDevelop wiki]"</text:span></text:a><text:span text:style-name="Citation">. wiki.compilgames.net. Retrieved 2020-08-06.</text:span> </text:p>
        </text:list-item>
      </text:list>
      <text:list xml:id="list1912413451" text:style-name="L33">
        <text:list-item>
          <text:p text:style-name="P26"><text:bookmark text:name="cite_note-15"/><text:a xlink:type="simple" xlink:href="http://wiki.compilgames.net/doku.php/gdevelop5/behaviors" text:style-name="Internet_20_link" text:visited-style-name="Visited_20_Internet_20_Link"><text:span text:style-name="Citation">"Behaviors ["GDevelop Wiki"]"</text:span></text:a><text:span text:style-name="Citation">. wiki.compilgames.net. Retrieved 2020-08-06.</text:span> </text:p>
        </text:list-item>
      </text:list>
      <text:list xml:id="list512333830" text:style-name="L35">
        <text:list-item>
          <text:p text:style-name="P27"><text:bookmark text:name="cite_note-16"/><text:soft-page-break/><text:a xlink:type="simple" xlink:href="http://wiki.compilgames.net/doku.php/gdevelop5/extensions" text:style-name="Internet_20_link" text:visited-style-name="Visited_20_Internet_20_Link"><text:span text:style-name="Citation">"Extensions [GDevelop wiki]"</text:span></text:a><text:span text:style-name="Citation">. wiki.compilgames.net. Retrieved 2020-08-06.</text:span> </text:p>
        </text:list-item>
      </text:list>
      <text:list xml:id="list419221662" text:style-name="L37">
        <text:list-item>
          <text:p text:style-name="P28"><text:bookmark text:name="cite_note-17"/><text:a xlink:type="simple" xlink:href="https://github.com/4ian/GDevelop/releases/tag/v5.0.0-beta84" text:style-name="Internet_20_link" text:visited-style-name="Visited_20_Internet_20_Link"><text:span text:style-name="Citation">"GDevelop 5.0.0-beta84"</text:span></text:a><text:span text:style-name="Citation">. 2020-01-06. Retrieved 2020-01-06.</text:span> </text:p>
        </text:list-item>
      </text:list>
      <text:list xml:id="list4217737106" text:style-name="L39">
        <text:list-item>
          <text:p text:style-name="P29"><text:bookmark text:name="cite_note-18"/><text:a xlink:type="simple" xlink:href="https://www.piskelapp.com/" text:style-name="Internet_20_link" text:visited-style-name="Visited_20_Internet_20_Link"><text:span text:style-name="Citation">"Piskel - Free online sprite editor"</text:span></text:a><text:span text:style-name="Citation">. www.piskelapp.com. Retrieved 2020-08-06.</text:span> </text:p>
        </text:list-item>
      </text:list>
      <text:list xml:id="list4283270309" text:style-name="L41">
        <text:list-item>
          <text:p text:style-name="P30"><text:bookmark text:name="cite_note-19"/><text:a xlink:type="simple" xlink:href="https://frozenfractal.com/tools/jfxr/" text:style-name="Internet_20_link" text:visited-style-name="Visited_20_Internet_20_Link"><text:span text:style-name="Citation">"Jfxr : Frozen Fractal"</text:span></text:a><text:span text:style-name="Citation">. frozenfractal.com. Retrieved 2020-08-06.</text:span> </text:p>
        </text:list-item>
      </text:list>
      <text:list xml:id="list1999170193" text:style-name="L43">
        <text:list-item>
          <text:p text:style-name="P31"><text:bookmark text:name="cite_note-20"/><text:a xlink:type="simple" xlink:href="http://wiki.compilgames.net/doku.php/gdevelop5/publishing" text:style-name="Internet_20_link" text:visited-style-name="Visited_20_Internet_20_Link"><text:span text:style-name="Citation">"Publishing games [GDevelop wiki]"</text:span></text:a><text:span text:style-name="Citation">. wiki.compilgames.net. Retrieved 2020-08-06.</text:span> </text:p>
        </text:list-item>
      </text:list>
      <text:list xml:id="list177229109" text:style-name="L45">
        <text:list-item>
          <text:p text:style-name="P32"><text:bookmark text:name="cite_note-21"/><text:a xlink:type="simple" xlink:href="https://www.infoq.com/articles/wasm-game-editor-port/" text:style-name="Internet_20_link" text:visited-style-name="Visited_20_Internet_20_Link"><text:span text:style-name="Citation">"How has been ported the game editor to the browser with WebAssembly"</text:span></text:a><text:span text:style-name="Citation">. 2019-10-09.</text:span> </text:p>
        </text:list-item>
      </text:list>
      <text:list xml:id="list2952985663" text:style-name="L47">
        <text:list-item>
          <text:p text:style-name="P33"><text:bookmark text:name="cite_note-22"/><text:a xlink:type="simple" xlink:href="https://www.infoq.com/articles/wasm-game-editor-port/" text:style-name="Internet_20_link" text:visited-style-name="Visited_20_Internet_20_Link"><text:span text:style-name="Citation">"Porting a Desktop Game Editor to the Browser with WebAssembly"</text:span></text:a><text:span text:style-name="Citation">. InfoQ. Retrieved 2020-08-06.</text:span> </text:p>
        </text:list-item>
      </text:list>
      <text:list xml:id="list950042271" text:style-name="L49">
        <text:list-item>
          <text:p text:style-name="P34"><text:bookmark text:name="cite_note-23"/><text:a xlink:type="simple" xlink:href="https://github.com/4ian/GDevelop/releases/tag/v5.0.0-beta14" text:style-name="Internet_20_link" text:visited-style-name="Visited_20_Internet_20_Link"><text:span text:style-name="Citation">"Release 5.0.0-beta14 · 4ian/GDevelop"</text:span></text:a><text:span text:style-name="Citation">. GitHub. Retrieved 2020-08-07.</text:span> </text:p>
        </text:list-item>
      </text:list>
      <text:list xml:id="list3592353219" text:style-name="L51">
        <text:list-item>
          <text:p text:style-name="P35"><text:bookmark text:name="cite_note-24"/><text:a xlink:type="simple" xlink:href="https://github.com/4ian/GDJS/commit/e15d4a6bdf3ab48e4a76c7939f9d234b74f4c318" text:style-name="Internet_20_link" text:visited-style-name="Visited_20_Internet_20_Link"><text:span text:style-name="Citation">"Initial addition of GDJS to the source code"</text:span></text:a><text:span text:style-name="Citation">. GitHub. Retrieved 2020-08-09.</text:span> </text:p>
        </text:list-item>
      </text:list>
      <text:list xml:id="list3587499283" text:style-name="L53">
        <text:list-item>
          <text:p text:style-name="P36"><text:bookmark text:name="cite_note-25"/><text:a xlink:type="simple" xlink:href="https://www.sfml-dev.org/" text:style-name="Internet_20_link" text:visited-style-name="Visited_20_Internet_20_Link"><text:span text:style-name="Citation">"SFML"</text:span></text:a><text:span text:style-name="Citation">. SFML. Retrieved 2020-08-11.</text:span> </text:p>
        </text:list-item>
      </text:list>
      <text:list xml:id="list924874597" text:style-name="L55">
        <text:list-item>
          <text:p text:style-name="P37"><text:bookmark text:name="cite_note-26"/><text:a xlink:type="simple" xlink:href="https://gdevelop-app.com/download" text:style-name="Internet_20_link" text:visited-style-name="Visited_20_Internet_20_Link"><text:span text:style-name="Citation">"Statement "Native games will be added to GDevelop 5 later." at the bottom of the downloads page"</text:span></text:a><text:span text:style-name="Citation">. GDevelop official website. Retrieved 2020-08-09.</text:span> </text:p>
        </text:list-item>
      </text:list>
      <text:list xml:id="list774344890" text:style-name="L57">
        <text:list-item text:start-value="27">
          <text:p text:style-name="P38"><text:bookmark text:name="cite_note-:beta84-27"/><text:a xlink:type="simple" xlink:href="https://github.com/4ian/GDevelop/releases/tag/v5.0.0-beta84" text:style-name="Internet_20_link" text:visited-style-name="Visited_20_Internet_20_Link"><text:span text:style-name="Citation">"Release 5.0.0-beta84 · 4ian/GDevelop"</text:span></text:a><text:span text:style-name="Citation">. GitHub. Retrieved 2020-08-07.</text:span> </text:p>
        </text:list-item>
      </text:list>
      <text:h text:style-name="Heading_20_2" text:outline-level="2"><text:bookmark text:name="External_links"/>External links</text:h>
      <text:list xml:id="list1829477311" text:style-name="L58">
        <text:list-item>
          <text:p text:style-name="P40"><text:a xlink:type="simple" xlink:href="https://gdevelop.io/" text:style-name="Internet_20_link" text:visited-style-name="Visited_20_Internet_20_Link">Official website</text:a> </text:p>
        </text:list-item>
        <text:list-item>
          <text:p text:style-name="P40"><text:a xlink:type="simple" xlink:href="https://forum.gdevelop.io/" text:style-name="Internet_20_link" text:visited-style-name="Visited_20_Internet_20_Link">Official Forum</text:a> </text:p>
        </text:list-item>
        <text:list-item>
          <text:p text:style-name="P40"><text:a xlink:type="simple" xlink:href="https://github.com/4ian/GDevelop" text:style-name="Internet_20_link" text:visited-style-name="Visited_20_Internet_20_Link">GitHub project</text:a> </text:p>
        </text:list-item>
        <text:list-item>
          <text:p text:style-name="P39"><text:a xlink:type="simple" xlink:href="https://gdevelop.io/games" text:style-name="Internet_20_link" text:visited-style-name="Visited_20_Internet_20_Link">Games Showcase page</text:a></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1T08:43:56.400891441</meta:creation-date>
    <dc:date>2022-12-01T08:44:38.631057874</dc:date>
    <meta:editing-duration>PT42S</meta:editing-duration>
    <meta:editing-cycles>2</meta:editing-cycles>
    <meta:generator>LibreOffice/7.3.7.2$Linux_X86_64 LibreOffice_project/30$Build-2</meta:generator>
    <meta:document-statistic meta:table-count="5" meta:image-count="1" meta:object-count="0" meta:page-count="6" meta:paragraph-count="134" meta:word-count="1843" meta:character-count="12120" meta:non-whitespace-character-count="10390"/>
  </office:meta>
</office:document-meta>
</file>